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86faa" officeooo:paragraph-rsid="00186fa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style:text-underline-style="none" fo:font-weight="normal" officeooo:rsid="00186faa" officeooo:paragraph-rsid="00186faa" style:font-size-asian="20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186faa" officeooo:paragraph-rsid="00186faa" style:font-size-asian="12pt" style:font-style-asian="italic" style:font-weight-asian="normal" style:font-size-complex="12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FOR LAB 1</text:p>
      <text:p text:style-name="P2">The N Queens Problem</text:p>
      <text:p text:style-name="P2"/>
      <text:p text:style-name="P3">1. A visual representation of the solution on a chessboard. You are free to use any program to</text:p>
      <text:p text:style-name="P3">generate the visual representation and it may be in text format if required. No extra marks</text:p>
      <text:p text:style-name="P3">will be given for a good representation.</text:p>
      <text:p text:style-name="P3">2. Time to solve problem for n=10, 30, 50.</text:p>
      <text:p text:style-name="P3">3. What is the largest n that can be solved in a few minutes?</text:p>
      <text:p text:style-name="P3">4. What is the number of propositional symbols required for 3?</text:p>
      <text:p text:style-name="P3">5. What is the number of clauses in 3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20:02:10.447306450</meta:creation-date>
    <meta:generator>LibreOffice/5.1.6.2$Linux_X86_64 LibreOffice_project/10m0$Build-2</meta:generator>
    <dc:date>2017-05-14T20:06:30.226068653</dc:date>
    <meta:editing-duration>PT4M22S</meta:editing-duration>
    <meta:editing-cycles>1</meta:editing-cycles>
    <meta:document-statistic meta:table-count="0" meta:image-count="0" meta:object-count="0" meta:page-count="1" meta:paragraph-count="9" meta:word-count="92" meta:character-count="464" meta:non-whitespace-character-count="381"/>
  </office:meta>
</office:document-meta>
</file>